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P2" style:family="paragraph" style:parent-style-name="Frame_20_contents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color="#000000" loext:opacity="100%" style:font-name="Calibri" fo:language="fr" fo:country="CA" style:font-name-asian="Calibri1" style:font-name-complex="Calibri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T2" style:family="text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Frame">
      <style:graphic-properties fo:margin-left="0cm" fo:margin-right="0.007cm" style:run-through="background" style:wrap="run-through" style:number-wrapped-paragraphs="no-limit" style:vertical-pos="from-top" style:vertical-rel="paragraph" style:horizontal-pos="center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right" style:horizontal-rel="page-end-margin" draw:opacity="0%" fo:padding-left="0cm" fo:padding-right="0.176cm" fo:padding-top="0cm" fo:padding-bottom="0cm" fo:border="none" style:writing-mode="lr-tb" draw:wrap-influence-on-position="once-concurrent" loext:allow-overlap="true" draw:textarea-vertical-align="top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.007cm" fo:margin-top="0cm" fo:margin-bottom="0.048cm" style:run-through="back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.176cm" fo:wrap-option="wrap" fo:margin-left="0cm" fo:margin-right="0cm" fo:margin-top="0cm" fo:margin-bottom="0.019cm" style:run-through="background" style:wrap="parallel" style:number-wrapped-paragraphs="no-limit" style:wrap-contour="false" style:vertical-pos="from-top" style:vertical-rel="paragraph" style:horizontal-pos="right" style:horizontal-rel="page-end-margin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gratulations! You have been selected as the winning supplier for the following micro-acquisition opportunity: &lt;add opportunity name&gt;.</text:p>
      <text:p text:style-name="Standard">Please respond to this email and confirm that you are able to complete this work by &lt;add date&gt; and for the fixed price of &lt;add price of opportunity&gt;.</text:p>
      <text:p text:style-name="Standard">Please sign, print your name and date (“on behalf of Contractor”) in the attached document and attach it to your email response.</text:p>
      <text:p text:style-name="Standard">Once we have received your email, we will connect you with the client for this opportunity and you can begin the work!</text:p>
      <text:p text:style-name="Standard">Thank you!</text:p>
      <text:p text:style-name="Standard">-The Micro-acquisition pilot team</text:p>
      <text:p text:style-name="Standard"/>
      <text:p text:style-name="P4">Félicitations ! Vous avez été sélectionné comme fournisseur gagnant pour l’opportunité de micro-acquisition suivante: &lt;ajouter le nom de l’opportunité&gt;.</text:p>
      <text:p text:style-name="P4">Veuillez répondre à ce courriel et confirmer que vous êtes en mesure de compléter ce travail d’ici le &lt;ajouter la date&gt; et au prix fixe de &lt;ajouter le prix de l’opportunité&gt;.</text:p>
      <text:p text:style-name="P4">Veuillez signer, imprimer votre nom et dater (« au nom de l’entrepreneur ») dans le document ci-joint et l’ajouter en pièce jointe à votre réponse par courriel.</text:p>
      <text:p text:style-name="P4">Une fois que nous aurons reçu votre courriel, nous vous mettrons en contact avec le client pour cette opportunité et vous pourrez vous mettre au travail !</text:p>
      <text:p text:style-name="P4">Merci !</text:p>
      <text:p text:style-name="P4">-L’équipe du projet pilote de micro-acquisi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fo:color="#000000" loext:opacity="100%" style:font-name="Calibri" fo:font-size="14pt" style:font-name-asian="Calibri1" style:font-size-asian="14pt" style:font-name-complex="Calibri1" style:font-size-complex="14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right" style:horizontal-rel="page-end-margin" draw:opacity="0%" fo:padding-left="0cm" fo:padding-right="0.176cm" fo:padding-top="0cm" fo:padding-bottom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.007cm" style:run-through="background" style:wrap="run-through" style:number-wrapped-paragraphs="no-limit" style:vertical-pos="from-top" style:vertical-rel="paragraph" style:horizontal-pos="center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.176cm" fo:wrap-option="wrap" fo:margin-left="0cm" fo:margin-right="0cm" fo:margin-top="0cm" fo:margin-bottom="0.019cm" style:run-through="background" style:wrap="parallel" style:number-wrapped-paragraphs="no-limit" style:wrap-contour="false" style:vertical-pos="from-top" style:vertical-rel="paragraph" style:horizontal-pos="right" style:horizontal-rel="page-end-margin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.007cm" fo:margin-top="0cm" fo:margin-bottom="0.048cm" style:run-through="background" style:wrap="parallel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81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draw:frame draw:style-name="Mfr1" draw:name="Frame3" text:anchor-type="paragraph" svg:y="0.002cm" svg:width="1.235cm" draw:z-index="0"><draw:text-box fo:min-height="0.041cm"><text:p text:style-name="MP1">UNCLASSIFIED / NON CLASSIFIÉ</text:p></draw:text-box></draw:frame><draw:custom-shape text:anchor-type="paragraph" draw:z-index="0" draw:name="Text Box 1" draw:style-name="Mgr1" draw:text-style-name="MP2" svg:width="1.234cm" svg:height="0.475cm" svg:x="0cm" svg:y="0.002cm"><svg:desc>UNCLASSIFIED / NON CLASSIFIÉ</svg:desc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><draw:frame draw:style-name="Mfr2" draw:name="Frame4" text:anchor-type="paragraph" svg:y="0.002cm" svg:width="1.235cm" draw:z-index="0"><draw:text-box fo:min-height="0.041cm"><text:p text:style-name="MP3">UNCLASSIFIED / NON CLASSIFIÉ</text:p></draw:text-box></draw:frame><draw:custom-shape text:anchor-type="paragraph" draw:z-index="1" draw:name="Text Box 4" draw:style-name="Mgr2" draw:text-style-name="MP2" svg:width="1.234cm" svg:height="0.472cm" svg:x="0cm" svg:y="0.002cm"><svg:desc>UNCLASSIFIED / NON CLASSIFIÉ</svg:desc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uston, Rachel [NC]</meta:initial-creator>
    <meta:editing-cycles>5</meta:editing-cycles>
    <meta:creation-date>2022-04-25T21:27:00</meta:creation-date>
    <dc:date>2022-04-25T17:33:11.695643693</dc:date>
    <meta:editing-duration>PT4M24S</meta:editing-duration>
    <meta:generator>LibreOffice/7.0.6.2$MacOSX_X86_64 LibreOffice_project/144abb84a525d8e30c9dbbefa69cbbf2d8d4ae3b</meta:generator>
    <meta:document-statistic meta:table-count="0" meta:image-count="0" meta:object-count="0" meta:page-count="1" meta:paragraph-count="14" meta:word-count="215" meta:character-count="1324" meta:non-whitespace-character-count="1123"/>
    <meta:user-defined meta:name="AppVersion">16.0000</meta:user-defined>
    <meta:user-defined meta:name="Company">GoC / GdC</meta:user-defined>
    <meta:template xlink:type="simple" xlink:actuate="onRequest" xlink:title="Normal" xlink:href=""/>
  </office:meta>
</office:document-meta>
</file>